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न्ट खबरो</text:p>
      <text:p>पॅरडायस पेपर लीक एक्स्पोजेंत मोपा विमानतळ उभारपी जीएमआर कंपनी नागरी हवाईयेरादारी मंत्री जयंत सिन्हाचें नांव मुरगांवचे जिंदालूय लिस्टांत स्पेशल रिपोर्ट.</text:p>
      <text:p>टॅक्सींक डिजिटल मीटर बसोवंक सरकारान48वरांभितर ऑर्डर काडचीसरकार सोदतालो एक्शन प्लान करुंक नोव्हेंबर सोपमेरेन प्राजकोर्ट म्हण्टाकितें तें दोन दिसांत</text:p>
      <text:p>धारबांदोडेचे ट्रकवाल्यांनी कोडले सेजाची येरादारी धल्ली आडावन मॅनेजराचो रेट वाडोवंक स्पश्ट न्हयकार ट्रकवाले म्हण्टात मागिल्ली रेट मेळमेरेन येरादारी करूंक दिवचेना</text:p>
      <text:p>सरकाराक 8 म्हयने जाले लोकांचे प्रस्न सुटनात खात्यांक झगडटात लोकांचे प्रस्न सोडोवंक जमना जाल्यार निवडून कित्याक येवप मायकलान जोकलें सरकाराचेर आर्म.</text:p>
      <text:p>आनी</text:p>
      <text:p>वेदांता जीएफए वूमन्स फुटबॉल लीगाचें उक्तावण स टिमींनी ड्राफ्टांत घेतल्यो 137 चलयो पयली मॅच 18 तारकेक गोंयचो फुटबॉल वयर काडपाक पॉलिटिक्स कडेक दवरात पर्रीकाराचो उलो.</text:p>
      <text:p>पॅरडायस पेपर लीक एक्स्पोजेंत मोपा विमानतळ उभारपी जीएमआर कंपनी आनी नागरी हवाई येरादारी मंत्री जयंत सिन्हाचें नांव आयलां. मालमत्ता साल्वार करुंक भारतांतलो पयसो विदेशी टॅक्स हॅवन्स देशांनी स्टॅक करपी भारतांतल्यो 714 व्यक्ती आनी कोर्पोरेटांची नावां पॅरडायस पेपर्सांत आयल्यांत. मुरगांव बंदरावेल्यान उलाढाल करपी जिंदाल ग्रुपूय लिस्टांत आसा. जयंत सिन्हा खुलासो करून मेकळो जाला. हो पयसो काळो वा बेहिशेबी म्हणपाची शहानिशा भारतांत अजून जाल्ली ना. स्पेशल रिपोर्ट.</text:p>
      <text:p>गोंयच्या टॅक्सीवाल्यांक डिजिटल मिटर सक्तीची ऑर्डर 48 वरांभितर काडची म्हूण हायकोर्टान सरकाराक ऑर्द काडल्याराज्यांतल्या टॅक्सींक डिजिटल मीटर बसोवपाविशी सरकाराच्या एफिडेविटाप्रमाण बुधवारा ऑर्डर काडची म्हूण हायकोर्टान सरकाराक निर्देश दिल्यात. डिजिटलमिटर बसोवंक जाय ते तंत्रीक गजालींचेर काम सुरू आसा. डिटेल रोड मॅप नोव्हेंबर सोपता म्हणल्यार तयार जातलो म्हूण सरकारान कोर्टाक सांगिल्लें. मात हायकोर्टान सरकाराक आनी प्राज दिल्लो ना. बुधवाराच ऑर्डर काडुंक लायल्या.</text:p>
      <text:p>मडगांवचो गार्बेज डंप मॅनेज करपाचें काम फोमॅन्तो ग्रूपाचें फोमेन्तो ग्रूपान नगरपालिकेक प्रॅजॅन्टेशन दिवचें म्हूण टीसीपी मंत्री विजय सरदेसायान आव्हान दिलां मडगांवा नगरपालिकेंत जनता दरबाराक विजय उलयलो. विजयाची चॅलेंज फोमेन्तो ग्रूपाक मान्य वेस्ट ट्रीटमॅन्ट प्लांटाचेर सगल्यो जापो दिवपाची फोमेन्तोची तयारी.</text:p>
      <text:p>घेवया एक ब्रेक</text:p>
      <text:p>धारबांदोडेचे ट्रकवाल्यांनी मिनाचे ट्रान्स्पोर्टाचो तांकां जाय तो रेट मेळना म्हूण सकाळीं सेजाची येरादारी आडावन धल्ली. तांची मॅनेजराकडेन मिटिंगूय जाली मात मॅनेजरान रेट वाडोवंक स्पश्ट न्हयकार दिला. बरोच वेळ ट्रकवाले सेजाचे कोडली मायनीचे गेटीर रावले. मायनीर णव ट्रक आशिल्ले तांकाय मीन येरादारीक सोडप ना म्हूण थारलें. मागिल्ले रेट मेळमेरेन येरादारी करुंक दिवपाची ना म्हूण थाल्लां.</text:p>
      <text:p>मुरगांवच्या राजाच्या पंडालाभोंवतणी केल्लो डेकोरेशनाचो आडोस निमाणे काडलो. पुलीस बंदोबस्तांत पालिकेन एक्शन घेतली. स्ट्रक्चराचो बेकायदेशीर भाग मोडपाविशीं मुरगांवचो सीओ आनी डिव्हायएसपी मंडळाचे पदाधिकारी आनी बाकीचे मेम्बरांकडेन उलयले उपरांत ते फाटीं सरले. फाटले चार दीस आमदाराचे नावान वाद तापलो खरो मात निमाणे व्हडलोसो बोवाळ नासतना एक्शन जाली.</text:p>
      <text:p>पणजे महाराष्ट्र बँकेचें एटीएम लुटपाचो यत्न करतल्याचो सीसीटीव्ही फूटेजिवेल्यान स्कॅच तयार करून पणजे पुलिसांचे टिमीन महाराष्ट्र आनी कर्नाटकांतल्या 32 पुलिस स्टेशनांक व्हिजिट दिवन आरोपीक सोदपाचो यत्न केलो. मात अजूनमेरेन तरी पुलिसांच्या हाताक कांयंच लागिल्लें ना.</text:p>
      <text:p>घेवया एक ब्रेक</text:p>
      <text:p>सरकाराक 8 म्हयने जाले तरी बारीक लोकांचे प्रस्न सुटना. प्रत्येक पार्टी खात्यांक झगडटा. काय जाण चूकीच्या मार्गान चल्ल्यात म्हूण उपसभापती आनी कळंगुटचो आमदार मायकलान स्वताच्या सरकाराचेरुच आर्म जोकलां. लोकांचे प्रस्न सोडोवंक जमना जाल्यार निवडून कित्याक येवप काय म्हूण मायकलाचो प्रस्न. कळंगूटे ताणे मोटारसायकल पायलटांक शेड घालून दिल्या.</text:p>
      <text:p>दक्षिण गोंयंचे कोलवा पुलीस स्टेशनाची सामकी दशा जाल्या. टॉयलेट सारकी ना लायटीचें वायरींग सारके ना जागोय उणो पडटा. दक्षिण गोंयचो चडसो कोस्टल एरीया हेच पुलीस स्टेशनाचे अधिकाराखाला येता. सरकारान जाता तितवें बेगीन नवें पुलीस स्टेशन बांदून लोकांक आनी पुलीसांचीय सारकी वेवस्था करची म्हूण लोक मागतात.</text:p>
      <text:p>वाळपय शिवाजीच्या पुतळ्याचें प्रकरण जमावबंदीचेर पडलां. उत्तर गोंयच्या जिल्लोधिकायान वाळपय हातवाडा जंक्शनार जमावबंदी आदेश लायला. 144 सॅक्शनाचो आदेश कलॅक्टरान सोमारा काडलो. अनधिकृत बसयिल्ल्या शिवाजीच्या पूतळ्याच्या 15 मीटर आवाटाक अति सवेंदनशील म्हूण डिक्लॅर केल्या ह्या वाठारांत 5 वा चड लोक एकठाय जावंक तशेंच लाठी वा आनी कसलीच शस्त्रां ह्या वाठारांत घेवन येवंक शकना.वाळपयव्हिज्युअल्स</text:p>
      <text:p>घेवया एक ब्रेक</text:p>
      <text:p>आतां पळोवया गोंयांतल्या बाकीच्या वाठारांतल्यो कांय खबरो.</text:p>
      <text:p>त्रिपुरारी पुनवे उपरांत आयिल्ल्या आयतारा वेर्णा पोन्न्या म्हाड्डोळा म्हाळशेच्या देवस्थानांत दिपोत्सव आनी सांगोड जालो. हजार वर्सांफाटीं हे सुवातीर म्हाळशेचो सांगोड जातालो उपरांत पुर्तेगेज तेंपांर देउळ मोडिल्ल्यान देवीक फोण्यां म्हाड्डोळा व्हरून थंय मूर्ती स्थापना केली. आतां परत पोन्न्या म्हाड्डोळा थंयच्या म्हाळशेच्या पोन्न्या देवळासारखेंच देउळ उभारुन फाटली 13 वर्सां जालीं दिपोत्सव आनी सांगोड जाता.</text:p>
      <text:p>घेवया एक ब्रेक</text:p>
      <text:p>वेदान्तागोवा फुटबॉल संघटणेच्या जोडपालवान गोंयांत वूमन्स फुटबॉल लीगाचे उक्तावण सोमारा जाले. 6 टिमींनी मेळून 137 चलयांक ड्राफ्टांतल्यान घेतली. सर्तीचो ड्रॉ 13 तारकेक जाल्यार पयली मॅच 18 तारकेक फ्लडलायायटीखाला जातली. गोंयचो फुटबॉल वयर काडटले जाल्यार पॉलिटिक्स कडेक दवरचें म्हूण मुख्यमत्री पर्रीकार जीएफए आनी जीएफडीसीचें नांव घेनासतना उलयलो.</text:p>
      <text:p>राज्य हॉकी सर्त ह्या म्हयन्याचे 20 तारखेर सुरू जातली. सब ज्युनियर ज्युनियर आनी सिनियर गटांत ही सर्त पेड्यां आनी फातोड्ड्या जातली. गोवन्स हॉकी संघटणेन ही सर्त दवरल्या. सर्ती उपरांत राष्ट्रीय पावंड्यार खेळपाखातीर गोंयची संघटना सिलॅक्शन ट्रायल घेतली. चडांत चड भुरग्यांनी सिलॅक्शनाक येवचे म्हूण गोवन्स हॉकीन उलो माल्ला.</text:p>
      <text:p>राज्य पावंड्यावेले बीच व्हॉलीबॉल सर्तीपयलीं गोंयचे व्हॉलीबॉल रॅफ्रींखातीर आयतारा मिरामार एक कार्यशाळा जाली. गोंयांत पयलेच खेप अशे तरेचें खासा बीच व्हॉलीबॉल क्लिनिक घडोवन हाडलां म्हूण रेफ्री उमेदीन जाल्यात.</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